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Arial"/>
      </text:list-level-style-bullet>
      <text:list-level-style-bullet text:level="2" text:style-name="WW_CharLFO3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P1" style:parent-style-name="Overskrift1" style:master-page-name="MP0" style:family="paragraph">
      <style:paragraph-properties fo:break-before="page"/>
      <style:text-properties fo:font-weight="bold" style:font-weight-asian="bold" style:font-weight-complex="bold" style:language-asian="da" style:country-asian="DK"/>
    </style:style>
    <style:style style:name="P2" style:parent-style-name="Normal" style:family="paragraph">
      <style:text-properties style:language-asian="da" style:country-asian="DK"/>
    </style:style>
    <style:style style:name="P3" style:parent-style-name="Normal" style:family="paragraph">
      <style:text-properties style:font-name="Cambria" style:language-asian="da" style:country-asian="DK"/>
    </style:style>
    <style:style style:name="P4" style:parent-style-name="Listeafsnit" style:family="paragraph">
      <style:paragraph-properties style:vertical-align="auto" fo:margin-bottom="0in" fo:line-height="115%"/>
      <style:text-properties style:font-name="Cambria"/>
    </style:style>
    <style:style style:name="P5" style:parent-style-name="Listeafsnit" style:family="paragraph">
      <style:paragraph-properties style:vertical-align="auto" fo:margin-bottom="0in" fo:line-height="115%"/>
      <style:text-properties style:font-name="Cambria"/>
    </style:style>
    <style:style style:name="P6" style:parent-style-name="Listeafsnit" style:family="paragraph">
      <style:paragraph-properties style:vertical-align="auto" fo:margin-bottom="0in" fo:line-height="115%"/>
      <style:text-properties style:font-name="Cambria"/>
    </style:style>
    <style:style style:name="P7" style:parent-style-name="Listeafsnit" style:family="paragraph">
      <style:paragraph-properties style:vertical-align="auto" fo:margin-bottom="0in" fo:line-height="115%"/>
      <style:text-properties style:font-name="Cambria"/>
    </style:style>
  </office:automatic-styles>
  <office:body>
    <office:text text:use-soft-page-breaks="true">
      <text:h text:style-name="P1" text:outline-level="1">Agenda 3, gruppe 2</text:h>
      <text:p text:style-name="P2"/>
      <text:p text:style-name="P3">Dato: 02-11-2018 – kl. 10:15<text:s/></text:p>
      <text:list text:style-name="LFO2" text:continue-numbering="true">
        <text:list-item>
          <text:p text:style-name="P4">Spørgsmål til LAMO:</text:p>
        </text:list-item>
      </text:list>
      <text:list text:style-name="LFO3" text:continue-numbering="true">
        <text:list-item>
          <text:p text:style-name="P5">Feedback på diagrammer. Er der noget som skal ændres? (DM/CD/SD)</text:p>
        </text:list-item>
        <text:list-item>
          <text:p text:style-name="P6">Hvordan skal user stories gribes an ift. klassediagram og sd?<text:s/></text:p>
        </text:list-item>
        <text:list-item>
          <text:p text:style-name="P7">Er det okay med en localdb?<text:s/></text:p>
        </text:list-item>
      </text:list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905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a" fo:country="DK" style:language-asian="en" style:country-asian="US" style:language-complex="ar" style:country-complex="SA" style:text-combine="none" fo:hyphenate="true"/>
    </style:default-style>
    <style:style style:name="Overskrift1" style:display-name="Overskrift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Normal" style:display-name="Normal" style:family="paragraph">
      <style:paragraph-properties style:vertical-align="baseline" fo:line-height="104%"/>
      <style:text-properties style:font-name="Calibri" style:font-name-asian="Calibri" style:font-name-complex="Arial" fo:hyphenate="false"/>
    </style:style>
    <style:style style:name="Standardskrifttypeiafsnit" style:display-name="Standardskrifttype i afsnit" style:family="text"/>
    <style:style style:name="Overskrift1Tegn" style:display-name="Overskrift 1 Tegn" style:family="text" style:parent-style-name="Standardskrifttypeiafsni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Listeafsnit" style:display-name="Listeafsnit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1LVL1" style:family="text">
      <style:text-properties style:font-name="Calibri" style:font-name-asian="Times New Roman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 style:font-name-asian="Calibri" style:font-name-complex="Aria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Arial" style:font-name-asian="Arial" style:font-name-complex="Aria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Arial"/>
      </text:list-level-style-bullet>
      <text:list-level-style-bullet text:level="2" text:style-name="WW_CharLFO3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.1812in" fo:margin-left="0.7875in" fo:margin-bottom="1.1812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David Lo</meta:initial-creator>
    <dc:creator>David Lo</dc:creator>
    <meta:creation-date>2018-10-31T11:59:00Z</meta:creation-date>
    <dc:date>2018-10-31T12:02:00Z</dc:date>
    <meta:template xlink:href="Normal" xlink:type="simple"/>
    <meta:editing-cycles>1</meta:editing-cycles>
    <meta:editing-duration>PT180S</meta:editing-duration>
    <meta:document-statistic meta:page-count="1" meta:paragraph-count="1" meta:word-count="32" meta:character-count="227" meta:row-count="1" meta:non-whitespace-character-count="196"/>
  </office:meta>
</office:document-meta>
</file>